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Data.getTimeZoneMin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DateTimeDV.mod( int a , int b , int quoti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saveUnnormalized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eTimeDV.parseTimeZone( String buffer , int start , int end , DateTimeData 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ateTimeDV.getDuration( DateTim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Data.getMin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eTimeDV.getAllowedFace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Data.getXMLGregorian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modulo( int temp , int low , int 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eTimeDV.compareOrder( DateTimeData date1 , DateTimeData date2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AbstractDateTimeDV.isIdentical( Object value1 , Object value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eTimeData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fQuotient( int a ,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compareDates( DateTimeData date1 , DateTimeData date2 , boolean stric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bstractDateTimeDV.getYearMonth( String buffer , int start , int end , DateTimeData dat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bstractDateTimeDV.indexOf( String buffer , int start , int end , char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eTimeDV.getDate( String buffer , int start , int end , DateTimeData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Data.norm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ateTimeDV.findUTCSign( String buffer , int start , int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TimeData.isNorm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maxDayInMonthFor( int year , int mon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ateTimeData.DateTimeData( String originalValue , AbstractDateTimeDV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ateTimeDV.append( StringBuffer message , int value , int nc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DateTimeDV.getFractionalSecondsAsBigDecimal( DateTime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ateTimeData.getHou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eTimeDV.getXMLGregorianCalendar( DateTim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Data.getSecon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TimeData.has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Data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TimeData.getLexic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getTimeZone( String buffer , DateTimeData data , int sign , int e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AbstractDateTimeDV.isNextCharUTCSign( String buffer , int start , int e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DateTimeDV.parseIntYear( String buffer , int en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AbstractDateTimeDV.getTime( String buffer , int start , int end , DateTimeData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DateTimeDV.compare( Object value1 , Object valu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eTimeData.DateTimeData( int year , int month , int day , int hour , int minute , double second , int utc , String originalValue , boolean normalized , AbstractDateTimeDV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ateTimeDV.append2( StringBuffer message , doubl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ateTimeData.getMonth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DateTimeDV.resetDateObj( DateTimeData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ateTimeData.getDay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eTimeDV.cloneDate( DateTimeData finalValue , DateTimeData temp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DateTimeDV.parseInt( String buffer , int start , int en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ateTimeData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eTimeData.getYea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DateTimeDV.append( StringBuffer message , double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ateTimeDV.normalize( DateTimeData dat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bstractDateTimeDV.fQuotient( int temp , int low , int hig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validateDateTime( DateTimeData data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44">
            <text:p text:style-name="Table_20_Contents">4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AbstractDateTimeDV.isLeapYear( int ye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Data.getTimeZoneHou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ateTimeDV.parseSecond( String buffer , int start , int end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TimeData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DateTimeDV.append3( StringBuffer message , double valu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2">
            <text:p text:style-name="Table_20_Contents">22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